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92cm" svg:height="8.433cm" svg:x="0.008cm" svg:y="1.0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2:47:14.010206934</dc:date>
    <meta:editing-duration>PT3M32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3cm" svg:height="8.434cm" xlink:href="." xlink:type="simple" chart:class="chart:scatter" chart:style-name="ch1">
        <chart:plot-area chart:style-name="ch2" chart:data-source-has-labels="both" svg:x="0.299cm" svg:y="0.168cm" svg:width="14.395cm" svg:height="8.098cm">
          <chart:coordinate-region svg:x="0.841cm" svg:y="0.367cm" svg:width="13.759cm" svg:height="7.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